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9"/>
    <style:style style:name="P6" style:family="paragraph" style:parent-style-name="Standard" style:list-style-name="L10"/>
    <style:style style:name="P7" style:family="paragraph" style:parent-style-name="Standard" style:list-style-name="L11"/>
    <style:style style:name="P8" style:family="paragraph" style:parent-style-name="Standard" style:list-style-name="L12"/>
    <style:style style:name="P9" style:family="paragraph" style:parent-style-name="Standard" style:list-style-name="L8">
      <style:paragraph-properties fo:margin-left="1.251cm" fo:margin-right="0cm" fo:text-indent="-0.635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ues :</text:h>
      <text:p text:style-name="Standard"/>
      <text:p text:style-name="Standard">loginForm.jsp =&gt; /actions/login.htm</text:p>
      <text:p text:style-name="Standard"><text:tab/>Paramètres :</text:p>
      <text:list xml:id="list885038455" text:style-name="L4">
        <text:list-item>
          <text:p text:style-name="P3">login</text:p>
        </text:list-item>
        <text:list-item>
          <text:p text:style-name="P3">mot de passe</text:p>
        </text:list-item>
      </text:list>
      <text:p text:style-name="Standard"><text:tab/>Requêtes engendrées :</text:p>
      <text:list xml:id="list1823404500" text:style-name="L10">
        <text:list-item>
          <text:p text:style-name="P6">/actions/person/annuaire.htm</text:p>
        </text:list-item>
        <text:list-item>
          <text:p text:style-name="P6">/actions/login.htm</text:p>
        </text:list-item>
      </text:list>
      <text:p text:style-name="Standard"/>
      <text:p text:style-name="Standard">listPerson.jsp =&gt; /actions/person/annuaire.htm</text:p>
      <text:p text:style-name="Standard"><text:tab/>Paramètres :</text:p>
      <text:list xml:id="list545478250" text:style-name="L5">
        <text:list-item>
          <text:p text:style-name="P4">nom</text:p>
        </text:list-item>
        <text:list-item>
          <text:p text:style-name="P4">prénom</text:p>
        </text:list-item>
      </text:list>
      <text:p text:style-name="Standard"><text:tab/>Requêtes engendrées :</text:p>
      <text:list xml:id="list1106815898" text:style-name="L11">
        <text:list-item>
          <text:p text:style-name="P7">/actions/person/detail.htm</text:p>
        </text:list-item>
        <text:list-item>
          <text:p text:style-name="P7">/actions/person/edition.htm (ajout d'une personne dans la liste par l'admin)</text:p>
        </text:list-item>
      </text:list>
      <text:p text:style-name="Standard"/>
      <text:p text:style-name="Standard">person.jsp =&gt; /actions/person/detail.htm</text:p>
      <text:p text:style-name="Standard"><text:tab/>Paramètres :</text:p>
      <text:list xml:id="list112927043" text:style-name="L2">
        <text:list-item>
          <text:p text:style-name="P1">nom</text:p>
        </text:list-item>
        <text:list-item>
          <text:p text:style-name="P1">prénom</text:p>
        </text:list-item>
        <text:list-item>
          <text:p text:style-name="P1">site web</text:p>
        </text:list-item>
      </text:list>
      <text:p text:style-name="Standard"><text:tab/>Requêtes engendrées :</text:p>
      <text:list xml:id="list1520738074" text:style-name="L12">
        <text:list-item>
          <text:p text:style-name="P8">/actions/person/edition.htm (modification)</text:p>
        </text:list-item>
        <text:list-item>
          <text:p text:style-name="P8">/actions/person/annuaire.htm (en cas de suppression par l'admin)</text:p>
        </text:list-item>
      </text:list>
      <text:p text:style-name="Standard"/>
      <text:p text:style-name="Standard">formPerson.jsp =&gt; /actions/person/edition.htm</text:p>
      <text:p text:style-name="Standard"><text:tab/>Paramètres :</text:p>
      <text:list xml:id="list113806080" text:style-name="L3">
        <text:list-item>
          <text:p text:style-name="P2">nom</text:p>
        </text:list-item>
        <text:list-item>
          <text:p text:style-name="P2">prénom</text:p>
        </text:list-item>
        <text:list-item>
          <text:p text:style-name="P2">mail</text:p>
        </text:list-item>
        <text:list-item>
          <text:p text:style-name="P2">site web</text:p>
        </text:list-item>
        <text:list-item>
          <text:p text:style-name="P2">mot de passe</text:p>
        </text:list-item>
      </text:list>
      <text:p text:style-name="Standard"><text:tab/>Requêtes engendrées :</text:p>
      <text:list xml:id="list655279274" text:continue-list="list1520738074" text:style-name="L12">
        <text:list-item>
          <text:p text:style-name="P8">/actions/person/detail.htm</text:p>
        </text:list-item>
        <text:list-item>
          <text:p text:style-name="P8">/actions/person/edition.htm (en cas d'erreur dans le formulaire)</text:p>
        </text:list-item>
      </text:list>
      <text:p text:style-name="Standard"/>
      <text:h text:style-name="Heading_20_1" text:outline-level="1">Requêtes :</text:h>
      <text:p text:style-name="Standard"/>
      <text:list xml:id="list477265563" text:style-name="L8">
        <text:list-item>
          <text:p text:style-name="P9">/actions/login.htm</text:p>
        </text:list-item>
      </text:list>
      <text:p text:style-name="Standard"><text:tab/>Contexte : session</text:p>
      <text:p text:style-name="Standard"><text:tab/>Vues : loginForm.jsp</text:p>
      <text:p text:style-name="Standard"/>
      <text:list xml:id="list222799387" text:style-name="L9">
        <text:list-item>
          <text:p text:style-name="P5">/actions/person/annuaire.htm</text:p>
          <text:p text:style-name="P5">Contexte : session</text:p>
          <text:p text:style-name="P5">Vues : listPerson.jsp</text:p>
        </text:list-item>
        <text:list-item>
          <text:p text:style-name="P5"><text:soft-page-break/>/actions/person/detail.htm?id=ID</text:p>
          <text:p text:style-name="P5">Paramètres : id obligatoire</text:p>
          <text:p text:style-name="P5">Contexte : session</text:p>
          <text:p text:style-name="P5">Vues : person.jsp</text:p>
        </text:list-item>
      </text:list>
      <text:p text:style-name="Standard"/>
      <text:list xml:id="list981773813" text:continue-numbering="true" text:style-name="L9">
        <text:list-item>
          <text:p text:style-name="P5">/actions/person/edition.htm</text:p>
          <text:p text:style-name="P5">Paramètres : id (facultatif =&gt; pour l'édition d'une personne existante)</text:p>
          <text:p text:style-name="P5">Contexte : session</text:p>
          <text:p text:style-name="P5">Vues : formPerson.jsp</text:p>
        </text:list-item>
      </text:list>
      <text:p text:style-name="Standard"/>
      <text:h text:style-name="Heading_20_1" text:outline-level="1">Schéma de la base de données :</text:h>
      <text:p text:style-name="Standard"/>
      <text:p text:style-name="Standard">Person (<text:span text:style-name="T1">login</text:span><text:span text:style-name="T2"> VARCHAR2(20),</text:span> <text:s/></text:p>
      <text:p text:style-name="Standard"><text:tab/>lastname VARCHAR2(20) Not Null, </text:p>
      <text:p text:style-name="Standard"><text:tab/>firstname VARCHAR2(20) Not Null, </text:p>
      <text:p text:style-name="Standard"><text:tab/>mail VARCHAR2(50) Not Null,</text:p>
      <text:p text:style-name="Standard"><text:tab/>website VARCHAR2(50), </text:p>
      <text:p text:style-name="Standard"><text:tab/>dateOfBirth TIMESTAM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3:52:21</meta:creation-date>
    <dc:date>2014-12-18T15:15:03</dc:date>
    <meta:editing-duration>PT1H15M59S</meta:editing-duration>
    <meta:editing-cycles>19</meta:editing-cycles>
    <meta:generator>LibreOffice/3.5$Linux_X86_64 LibreOffice_project/350m1$Build-202</meta:generator>
    <meta:document-statistic meta:table-count="0" meta:image-count="0" meta:object-count="0" meta:page-count="2" meta:paragraph-count="55" meta:word-count="183" meta:character-count="1330" meta:non-whitespace-character-count="1214"/>
  </office:meta>
</office:document-meta>
</file>